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20%" style:writing-mode="lr-tb"/>
      <style:text-properties fo:font-weight="normal"/>
    </style:style>
    <style:style style:name="P3" style:family="paragraph" style:parent-style-name="Text_20_body" style:list-style-name="L1">
      <style:paragraph-properties fo:margin-top="0cm" fo:margin-bottom="0cm" loext:contextual-spacing="false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2">
      <style:paragraph-properties fo:margin-top="0cm" fo:margin-bottom="0cm" loext:contextual-spacing="false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3">
      <style:paragraph-properties fo:margin-top="0cm" fo:margin-bottom="0cm" loext:contextual-spacing="false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4">
      <style:paragraph-properties fo:margin-top="0cm" fo:margin-bottom="0cm" loext:contextual-spacing="false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5">
      <style:paragraph-properties fo:margin-top="0cm" fo:margin-bottom="0cm" loext:contextual-spacing="false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6">
      <style:paragraph-properties fo:margin-top="0cm" fo:margin-bottom="0cm" loext:contextual-spacing="false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7">
      <style:paragraph-properties fo:margin-top="0cm" fo:margin-bottom="0cm" loext:contextual-spacing="false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fo:font-weight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20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20%" fo:text-indent="1.27cm" style:auto-text-indent="false" style:writing-mode="lr-tb"/>
      <style:text-properties fo:font-weight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b604853f-e832-678c-30b6-bf0646c5faaf"/>Historia de Usuario: Autenticación.</text:p>
      <text:p text:style-name="P1">Número: 1</text:p>
      <text:p text:style-name="P1">Prioridad en negocio: Alta</text:p>
      <text:p text:style-name="P1">Descripción :</text:p>
      <text:p text:style-name="P10">Como Administrador solo deseo poder ingresar al portal indicando las credenciales de usuario: Nombre de usuario y Contraseña. De lo contrario el único acceso será a la página de inicio de sesión.</text:p>
      <text:p text:style-name="P1">Observación: </text:p>
      <text:p text:style-name="Text_20_body"/>
      <text:p text:style-name="P1">------------------------------------------------------------------------------------------------------------------------</text:p>
      <text:p text:style-name="Text_20_body"/>
      <text:p text:style-name="P1">Historia de Usuario: Olvido de contraseña.</text:p>
      <text:p text:style-name="P1">Número: 2</text:p>
      <text:p text:style-name="P1">Prioridad en negocio: Alta</text:p>
      <text:p text:style-name="P1">Descripción :</text:p>
      <text:p text:style-name="P10">Como administrador quiero poder recuperar mi contraseña.</text:p>
      <text:p text:style-name="P1">Observación: </text:p>
      <text:p text:style-name="P10">La contraseña sólo podrá ser renovada si se selecciona y se responde la pregunta y respuesta correcta que se indicaron al momento del registro del usuario.</text:p>
      <text:p text:style-name="Text_20_body"/>
      <text:p text:style-name="P1">------------------------------------------------------------------------------------------------------------------------</text:p>
      <text:p text:style-name="Text_20_body"/>
      <text:p text:style-name="P1">Historia de Usuario: Crear Cliente</text:p>
      <text:p text:style-name="P1">Número: 3</text:p>
      <text:p text:style-name="P1">Prioridad en negocio: Alta</text:p>
      <text:p text:style-name="P1">Descripción :</text:p>
      <text:p text:style-name="P10">Como administrador deseo poder crear clientes, ya sean naturales o jurídicos a través de un formulario que deberá ser llenado con: </text:p>
      <text:list xml:id="list5403991080342875616" text:style-name="L1">
        <text:list-item>
          <text:p text:style-name="P3">Nombre.</text:p>
        </text:list-item>
        <text:list-item>
          <text:p text:style-name="P3">Rif.</text:p>
        </text:list-item>
        <text:list-item>
          <text:p text:style-name="P3">Dirección.</text:p>
        </text:list-item>
        <text:list-item>
          <text:p text:style-name="P3">Teléfono.</text:p>
        </text:list-item>
        <text:list-item>
          <text:p text:style-name="P3">Correo Electrónico.</text:p>
        </text:list-item>
      </text:list>
      <text:p text:style-name="P1">Observación: </text:p>
      <text:p text:style-name="Text_20_body"/>
      <text:p text:style-name="P1">------------------------------------------------------------------------------------------------------------------------</text:p>
      <text:p text:style-name="Text_20_body"/>
      <text:p text:style-name="P1">Historia de Usuario: Crear Estudiante</text:p>
      <text:p text:style-name="P1">Número: 4</text:p>
      <text:p text:style-name="P1">Prioridad en negocio: Alta</text:p>
      <text:p text:style-name="P1">Descripción :</text:p>
      <text:p text:style-name="P10">Como administrador deseo poder crear estudiantes  a través de un formulario que deberá ser <text:soft-page-break/>llenado con: </text:p>
      <text:list xml:id="list5793069202791132348" text:style-name="L2">
        <text:list-item>
          <text:p text:style-name="P4">Nombre.</text:p>
        </text:list-item>
        <text:list-item>
          <text:p text:style-name="P4">Cédula.</text:p>
        </text:list-item>
        <text:list-item>
          <text:p text:style-name="P4">Dirección.</text:p>
        </text:list-item>
        <text:list-item>
          <text:p text:style-name="P4">Teléfono.</text:p>
        </text:list-item>
        <text:list-item>
          <text:p text:style-name="P4">Correo Electrónico.</text:p>
        </text:list-item>
      </text:list>
      <text:p text:style-name="P1">Observación: </text:p>
      <text:p text:style-name="Text_20_body"/>
      <text:p text:style-name="P1">------------------------------------------------------------------------------------------------------------------------</text:p>
      <text:p text:style-name="Text_20_body"/>
      <text:p text:style-name="P1">Historia de Usuario: Crear Proveedor</text:p>
      <text:p text:style-name="P1">Número: 5</text:p>
      <text:p text:style-name="P1">Prioridad en negocio: Alta</text:p>
      <text:p text:style-name="P1">Descripción :</text:p>
      <text:p text:style-name="P10">Como Administrador deseo poder crear un proveedor a través de un formulario que deberá ser llenado con: </text:p>
      <text:list xml:id="list3422354828009648421" text:style-name="L3">
        <text:list-item>
          <text:p text:style-name="P5">Nombre.</text:p>
        </text:list-item>
        <text:list-item>
          <text:p text:style-name="P5">Rif.</text:p>
        </text:list-item>
        <text:list-item>
          <text:p text:style-name="P5">Dirección.</text:p>
        </text:list-item>
        <text:list-item>
          <text:p text:style-name="P5">Teléfono.</text:p>
        </text:list-item>
        <text:list-item>
          <text:p text:style-name="P5">Correo Electrónico.</text:p>
        </text:list-item>
      </text:list>
      <text:p text:style-name="P1">Observación:</text:p>
      <text:p text:style-name="Text_20_body"/>
      <text:p text:style-name="P1">------------------------------------------------------------------------------------------------------------------------</text:p>
      <text:p text:style-name="Text_20_body"/>
      <text:p text:style-name="P1">Historia de Usuario: Crear Factura</text:p>
      <text:p text:style-name="P1">Número: 6</text:p>
      <text:p text:style-name="P1">Prioridad en negocio: Alta</text:p>
      <text:p text:style-name="P1">Descripción :</text:p>
      <text:p text:style-name="P10">Como Administrador deseo poder crear una factura con todos los datos necesarios:</text:p>
      <text:list xml:id="list8728555216690258509" text:style-name="L4">
        <text:list-item>
          <text:p text:style-name="P6">Datos de la empresa.</text:p>
        </text:list-item>
        <text:list-item>
          <text:p text:style-name="P6">Número de Factura y Control.</text:p>
        </text:list-item>
        <text:list-item>
          <text:p text:style-name="P6">Datos del cliente.</text:p>
        </text:list-item>
        <text:list-item>
          <text:p text:style-name="P6">Concepto.</text:p>
        </text:list-item>
        <text:list-item>
          <text:p text:style-name="P6">Cantidad.</text:p>
        </text:list-item>
        <text:list-item>
          <text:p text:style-name="P6">Precio unitario.</text:p>
        </text:list-item>
        <text:list-item>
          <text:p text:style-name="P6">Impuesto.</text:p>
        </text:list-item>
        <text:list-item>
          <text:p text:style-name="P6">Total Factura.</text:p>
        </text:list-item>
      </text:list>
      <text:p text:style-name="P1">Observación: </text:p>
      <text:p text:style-name="P10">El número de factura y control deben ser únicos para cada factura.</text:p>
      <text:p text:style-name="P10">La factura debe poseer un Estatus de Impresa o No impresa.</text:p>
      <text:p text:style-name="P10">La factura debe poseer un Estatus de pendiente o cancelada.</text:p>
      <text:p text:style-name="Text_20_body"><text:soft-page-break/></text:p>
      <text:p text:style-name="P1">------------------------------------------------------------------------------------------------------------------------</text:p>
      <text:p text:style-name="Text_20_body"/>
      <text:p text:style-name="P1">Historia de Usuario: Crear Pago a Proveedores.</text:p>
      <text:p text:style-name="P1">Número: 7</text:p>
      <text:p text:style-name="P1">Prioridad en negocio: Alta</text:p>
      <text:p text:style-name="P1">Descripción :</text:p>
      <text:p text:style-name="P10">Como Administrador deseo poder crear un registro con todos los pagos a proveedores. El mismo debe indicar todos los datos del proveedor, descripción del servicio y totales.</text:p>
      <text:p text:style-name="P1">Observación: </text:p>
      <text:p text:style-name="P10">El proveedor debe ser creado antes de poder realizar el pago a proveedores.</text:p>
      <text:p text:style-name="P10">El ingreso de proveedor se realizará a través del Rif.</text:p>
      <text:p text:style-name="P10">El número de factura y control deben ser únicos para cada factura.</text:p>
      <text:p text:style-name="Text_20_body"/>
      <text:p text:style-name="P1">------------------------------------------------------------------------------------------------------------------------</text:p>
      <text:p text:style-name="Text_20_body"/>
      <text:p text:style-name="P1">Historia de Usuario: Listado de facturas Clientes</text:p>
      <text:p text:style-name="P1">Número: 8</text:p>
      <text:p text:style-name="P1">Prioridad en negocio: Media</text:p>
      <text:p text:style-name="P1">Descripción :</text:p>
      <text:p text:style-name="P10">Como administrador deseo poder listar todas las facturas emitidas a los clientes de la empresa para llevar un control de las facturas emitidas y las canceladas, donde también pueda ver el monto total de las facturas emitidas.</text:p>
      <text:p text:style-name="P1">Observaciones:</text:p>
      <text:p text:style-name="Text_20_body"/>
      <text:p text:style-name="P1">------------------------------------------------------------------------------------------------------------------------</text:p>
      <text:p text:style-name="Text_20_body"/>
      <text:p text:style-name="P1">Historia de Usuario: Listado de facturas Proveedores.</text:p>
      <text:p text:style-name="P1">Número: 9</text:p>
      <text:p text:style-name="P1">Prioridad en negocio: Media</text:p>
      <text:p text:style-name="P1">Descripción :</text:p>
      <text:p text:style-name="P2"><text:span text:style-name="T1">Como administrador deseo poder listar todas las facturas recibidas por los</text:span><text:span text:style-name="T2"> </text:span><text:span text:style-name="T1">proveedores, sabiendo así si se encuentran canceladas o pendientes.</text:span></text:p>
      <text:p text:style-name="P1">Observaciones:</text:p>
      <text:p text:style-name="Text_20_body"/>
      <text:p text:style-name="P1">------------------------------------------------------------------------------------------------------------------------</text:p>
      <text:p text:style-name="Text_20_body"/>
      <text:p text:style-name="P1">Historia de Usuario: Balance General.</text:p>
      <text:p text:style-name="P1">Número: 10</text:p>
      <text:p text:style-name="P1">Prioridad en negocio: Alta</text:p>
      <text:p text:style-name="P1">Descripción :</text:p>
      <text:p text:style-name="P1"><text:soft-page-break/>Como administrador quiero poder ver un balance general de la empresa.</text:p>
      <text:p text:style-name="P1">Observaciones:</text:p>
      <text:p text:style-name="Text_20_body"/>
      <text:p text:style-name="P1">------------------------------------------------------------------------------------------------------------------------</text:p>
      <text:p text:style-name="Text_20_body"/>
      <text:p text:style-name="P1">Historia de Usuario: Listado de Estudiantes.</text:p>
      <text:p text:style-name="P1">Número: 11</text:p>
      <text:p text:style-name="P1">Prioridad en negocio: Media</text:p>
      <text:p text:style-name="P1">Descripción : </text:p>
      <text:p text:style-name="P10">Como Administrador quiero poder ver una lista de todos los Estudiantes.</text:p>
      <text:p text:style-name="P1">Observaciones:</text:p>
      <text:p text:style-name="Text_20_body"/>
      <text:p text:style-name="P1">------------------------------------------------------------------------------------------------------------------------</text:p>
      <text:p text:style-name="Text_20_body"/>
      <text:p text:style-name="P1">Historia de Usuario: Listado de Clientes.</text:p>
      <text:p text:style-name="P1">Número: 12</text:p>
      <text:p text:style-name="P1">Prioridad en negocio: Media</text:p>
      <text:p text:style-name="P1">Descripción : </text:p>
      <text:p text:style-name="P1">Como Administrador quiero poder ver una lista de todos los Clientes.</text:p>
      <text:p text:style-name="P1">Observaciones:</text:p>
      <text:p text:style-name="Text_20_body"/>
      <text:p text:style-name="P1">------------------------------------------------------------------------------------------------------------------------</text:p>
      <text:p text:style-name="Text_20_body"/>
      <text:p text:style-name="P1">Historia de Usuario: Listado de Proveedores.</text:p>
      <text:p text:style-name="P1">Número: 13</text:p>
      <text:p text:style-name="P1">Prioridad en negocio:Media</text:p>
      <text:p text:style-name="P1">Descripción : </text:p>
      <text:p text:style-name="P1">Como Administrador quiero poder ver unas lista de todos los Proveedores.</text:p>
      <text:p text:style-name="P1">Observaciones:</text:p>
      <text:p text:style-name="Text_20_body"/>
      <text:p text:style-name="P1">------------------------------------------------------------------------------------------------------------------------</text:p>
      <text:p text:style-name="Text_20_body"/>
      <text:p text:style-name="P1">Historia de Usuario: Listado de Estudiantes por Estatus</text:p>
      <text:p text:style-name="P1">Número: 14</text:p>
      <text:p text:style-name="P1">Prioridad en negocio: Media</text:p>
      <text:p text:style-name="P1">Descripción : </text:p>
      <text:p text:style-name="P10">Como Administrador quiero poder ver una lista de todos los Estudiantes  dependiendo de su estatus. Pudiendo así verificar cuales son los Estudiantes Activos o Inactivos.</text:p>
      <text:p text:style-name="P1">Observaciones: </text:p>
      <text:p text:style-name="Text_20_body"/>
      <text:p text:style-name="P1">------------------------------------------------------------------------------------------------------------------------</text:p>
      <text:p text:style-name="Text_20_body"><text:soft-page-break/></text:p>
      <text:p text:style-name="P1">Historia de Usuario: Listado de Clientes por estatus.</text:p>
      <text:p text:style-name="P1">Número: 15</text:p>
      <text:p text:style-name="P1">Prioridad en negocio: Media</text:p>
      <text:p text:style-name="P1">Descripción : </text:p>
      <text:p text:style-name="P10">Como Administrador quiero poder ver una lista de todos los Clientes con facturas no canceladas.</text:p>
      <text:p text:style-name="P1">Observaciones: </text:p>
      <text:p text:style-name="Text_20_body"/>
      <text:p text:style-name="P1">------------------------------------------------------------------------------------------------------------------------</text:p>
      <text:p text:style-name="Text_20_body"/>
      <text:p text:style-name="P1">Historia de Usuario: Listado de Facturas por Cliente.</text:p>
      <text:p text:style-name="P1">Número: 16</text:p>
      <text:p text:style-name="P1">Prioridad en negocio: Media</text:p>
      <text:p text:style-name="P1">Descripción : </text:p>
      <text:p text:style-name="P10">Como Administrador quiero poder ver una lista de todas las facturas a nombre de un cliente en específico.</text:p>
      <text:p text:style-name="P1">Observaciones: </text:p>
      <text:p text:style-name="Text_20_body"/>
      <text:p text:style-name="P1">------------------------------------------------------------------------------------------------------------------------</text:p>
      <text:p text:style-name="Text_20_body"/>
      <text:p text:style-name="P1">Historia de Usuario: Listado de facturas por Proveedor</text:p>
      <text:p text:style-name="P1">Número: 17</text:p>
      <text:p text:style-name="P1">Prioridad en negocio: Media</text:p>
      <text:p text:style-name="P1">Descripción : </text:p>
      <text:p text:style-name="P10">Como Administrador quiero poder ver una lista de todas las facturas a nombre de un proveedor en específico.</text:p>
      <text:p text:style-name="P1">Observaciones: </text:p>
      <text:p text:style-name="Text_20_body"/>
      <text:p text:style-name="P1">------------------------------------------------------------------------------------------------------------------------</text:p>
      <text:p text:style-name="Text_20_body"/>
      <text:p text:style-name="P1">Historia de Usuario: Listado de Facturas por Fecha.</text:p>
      <text:p text:style-name="P1">Número: 18</text:p>
      <text:p text:style-name="P1">Prioridad en negocio: Media</text:p>
      <text:p text:style-name="P1">Descripción : </text:p>
      <text:p text:style-name="P10">Como Administrador quiero poder ver una lista de todas las facturas dada una o un rango de fechas.</text:p>
      <text:p text:style-name="P1">Observaciones: </text:p>
      <text:p text:style-name="Text_20_body"/>
      <text:p text:style-name="P1">------------------------------------------------------------------------------------------------------------------------</text:p>
      <text:p text:style-name="Text_20_body"/>
      <text:p text:style-name="P1">Historia de Usuario: Editar un Proveedor</text:p>
      <text:p text:style-name="P1"><text:soft-page-break/>Número: 19</text:p>
      <text:p text:style-name="P1">Prioridad en negocio: Baja</text:p>
      <text:p text:style-name="P1">Descripción:</text:p>
      <text:p text:style-name="P10">Como Administrador quiero poder editar la información de un Proveedor para tener sus datos actualizados.</text:p>
      <text:p text:style-name="P1">Observaciones:  </text:p>
      <text:p text:style-name="P10">El único campo que no puede ser modificado será el Rif.</text:p>
      <text:p text:style-name="Text_20_body"/>
      <text:p text:style-name="P1">------------------------------------------------------------------------------------------------------------------------</text:p>
      <text:p text:style-name="Text_20_body"/>
      <text:p text:style-name="P1">Historia de Usuario: Editar un Cliente.</text:p>
      <text:p text:style-name="P1">Número: 20</text:p>
      <text:p text:style-name="P1">Prioridad en negocio: Baja</text:p>
      <text:p text:style-name="P1">Descripción:</text:p>
      <text:p text:style-name="P10">Como Administrador quiero poder editar la información de un Cliente para tener sus datos actualizados.</text:p>
      <text:p text:style-name="P1">Observaciones:  </text:p>
      <text:p text:style-name="P12">El único campo que no puede ser modificado será el Rif.</text:p>
      <text:p text:style-name="Text_20_body"/>
      <text:p text:style-name="P1">------------------------------------------------------------------------------------------------------------------------</text:p>
      <text:p text:style-name="Text_20_body"/>
      <text:p text:style-name="P1">Historia de Usuario: Validar integridad de Facturas.</text:p>
      <text:p text:style-name="P1">Número: 21</text:p>
      <text:p text:style-name="P1">Prioridad en negocio: Media</text:p>
      <text:p text:style-name="P1">Descripción:</text:p>
      <text:p text:style-name="P10">El sistema debe Validar el correlativo de todas las facturas generadas al momento de crearlas.</text:p>
      <text:p text:style-name="P1">Observaciones: </text:p>
      <text:p text:style-name="P10">En caso de no llevar un correlativo debe mostrar una alerta al cliente y debe evitar la creación de dicha factura.</text:p>
      <text:p text:style-name="Text_20_body"/>
      <text:p text:style-name="P1">------------------------------------------------------------------------------------------------------------------------</text:p>
      <text:p text:style-name="Text_20_body"/>
      <text:p text:style-name="P1">Historia de Usuario: No eliminar facturas Emitidas</text:p>
      <text:p text:style-name="P1">Número: 22</text:p>
      <text:p text:style-name="P1">Prioridad en negocio: Alta</text:p>
      <text:p text:style-name="P1">Descripción:</text:p>
      <text:p text:style-name="P2"><text:span text:style-name="T1">Como Administrador quiero poder evitar que se pueda eliminar una factura ya</text:span><text:span text:style-name="T2"> </text:span><text:span text:style-name="T1">emitida para</text:span><text:span text:style-name="T2"> </text:span><text:span text:style-name="T1">poder garantizar la integridad de los datos Clientes-Facturas. Observaciones:  </text:span></text:p>
      <text:p text:style-name="P1">Si una factura fue creada pero no emitida si se puede eliminar.</text:p>
      <text:p text:style-name="P1">------------------------------------------------------------------------------------------------------------------------</text:p>
      <text:p text:style-name="Text_20_body"/>
      <text:p text:style-name="P1">Historia de Usuario: No eliminar Clientes</text:p>
      <text:p text:style-name="P1"><text:soft-page-break/>Número: 23</text:p>
      <text:p text:style-name="P1">Prioridad en negocio: Alta</text:p>
      <text:p text:style-name="P1">Descripción:</text:p>
      <text:p text:style-name="P2"><text:span text:style-name="T1">Como Administrador quiero poder evitar que se pueda eliminar un Cliente para</text:span><text:span text:style-name="T2"> </text:span><text:span text:style-name="T1">poder mantener la integridad de los datos Clientes-Facturas</text:span></text:p>
      <text:p text:style-name="P1">Observaciones:  </text:p>
      <text:p text:style-name="P1">------------------------------------------------------------------------------------------------------------------------</text:p>
      <text:p text:style-name="Text_20_body"/>
      <text:p text:style-name="P1">Historia de Usuario: No eliminar Proveedores</text:p>
      <text:p text:style-name="P1">Número: 24</text:p>
      <text:p text:style-name="P1">Prioridad en negocio: Alta</text:p>
      <text:p text:style-name="P1">Descripción:</text:p>
      <text:p text:style-name="P2"><text:span text:style-name="T1">Como Administrador quiero poder evitar que se pueda eliminar un Proveedores</text:span><text:span text:style-name="T2"> </text:span><text:span text:style-name="T1">para poder mantener la integridad de los datos Facturas-Proveedores</text:span></text:p>
      <text:p text:style-name="P1">Observaciones:  </text:p>
      <text:p text:style-name="P1">------------------------------------------------------------------------------------------------------------------------</text:p>
      <text:p text:style-name="Text_20_body"/>
      <text:p text:style-name="P1">Historia de Usuario: Actualizar Estatus de pago de las Facturas</text:p>
      <text:p text:style-name="P1">Número: 25</text:p>
      <text:p text:style-name="P1">Prioridad en negocio: Baja</text:p>
      <text:p text:style-name="P1">Descripción:</text:p>
      <text:p text:style-name="P2"><text:span text:style-name="T1">Como Administrador quiero poder editar el estatus de pago de una factura ya</text:span><text:span text:style-name="T2"> </text:span><text:span text:style-name="T1">emitida para tener un control de las facturas pendientes o pagadas de los clientes.</text:span></text:p>
      <text:p text:style-name="P1">Observaciones:  </text:p>
      <text:p text:style-name="P10">Para poder actualizar una factura ya cancelada, se debe indicar un numero de deposito o transferencia.</text:p>
      <text:p text:style-name="P1">------------------------------------------------------------------------------------------------------------------------</text:p>
      <text:p text:style-name="Text_20_body"/>
      <text:p text:style-name="P1">Historia de Usuario: Actualizar Estatus de emisión de las Facturas</text:p>
      <text:p text:style-name="P1">Número: 26</text:p>
      <text:p text:style-name="P1">Prioridad en negocio: Media</text:p>
      <text:p text:style-name="P1">Descripción:</text:p>
      <text:p text:style-name="P2"><text:span text:style-name="T1">Como Administrador quiero poder editar el estatus de emisión de una</text:span><text:span text:style-name="T2"> </text:span><text:span text:style-name="T1">factura ya</text:span><text:span text:style-name="T2"> </text:span><text:span text:style-name="T1">emitida para tener un control de las facturas impresas o no de los clientes.</text:span></text:p>
      <text:p text:style-name="P1">Observaciones:  </text:p>
      <text:p text:style-name="P1">------------------------------------------------------------------------------------------------------------------------</text:p>
      <text:p text:style-name="Text_20_body"/>
      <text:p text:style-name="P1">Historia de Usuario: No Editar facturas emitidas</text:p>
      <text:p text:style-name="P1">Número: 27</text:p>
      <text:p text:style-name="P1">Prioridad en negocio: Alta</text:p>
      <text:p text:style-name="P1">Descripción:</text:p>
      <text:p text:style-name="P11"><text:span text:style-name="T1">Como Administrador quiero poder evitar que una factura ya emitida sea</text:span><text:span text:style-name="T2"> </text:span><text:span text:style-name="T1">modificable para asegurar la integridad de los datos y los bienes de la empresa.</text:span></text:p>
      <text:p text:style-name="P1"><text:soft-page-break/>Observaciones:  </text:p>
      <text:p text:style-name="P1">Solo se podrán Editar sus estatus.</text:p>
      <text:p text:style-name="P1">------------------------------------------------------------------------------------------------------------------------</text:p>
      <text:p text:style-name="Text_20_body"/>
      <text:p text:style-name="P1">Historia de Usuario: Conciliación Bancaria</text:p>
      <text:p text:style-name="P1">Número: 28</text:p>
      <text:p text:style-name="P1">Prioridad en negocio: Alta</text:p>
      <text:p text:style-name="P1">Descripción:</text:p>
      <text:p text:style-name="P10">Como Administrador quiero poder realizar una conciliación bancaria desde un archivo de texto importado.</text:p>
      <text:p text:style-name="P1">Observaciones:  </text:p>
      <text:p text:style-name="P1">------------------------------------------------------------------------------------------------------------------------</text:p>
      <text:p text:style-name="Text_20_body"/>
      <text:p text:style-name="P1">Historia de Usuario: No eliminar Facturas de Proveedores</text:p>
      <text:p text:style-name="P1">Número:29</text:p>
      <text:p text:style-name="P1">Prioridad en negocio: Media</text:p>
      <text:p text:style-name="P1">Descripción:</text:p>
      <text:p text:style-name="P10">Como Administrador quiero garantia de que no se podrán eliminar facturas recibidas de un proveedor para garantizar la integridad de los datos entre pagos de Facturas a Proveedores</text:p>
      <text:p text:style-name="P1">Observaciones:  </text:p>
      <text:p text:style-name="P1">-----------------------------------------------------------------------------------------------------------------</text:p>
      <text:p text:style-name="P1">Historia de Usuario: No Editar Facturas de Proveedores</text:p>
      <text:p text:style-name="P1">Número: 30</text:p>
      <text:p text:style-name="P1">Prioridad en negocio: Media</text:p>
      <text:p text:style-name="P1">Descripción:</text:p>
      <text:p text:style-name="P10">Como Administrador quiero garantia de que no se podrán editar facturas recibidas de un proveedor para garantizar la integridad de los datos entre pagos de Facturas a Proveedores</text:p>
      <text:p text:style-name="P1">Observaciones:  </text:p>
      <text:p text:style-name="P1">Solo se podrá Editar el Estatus de las facturas de los proveedores.</text:p>
      <text:p text:style-name="Text_20_body"/>
      <text:p text:style-name="P1">------------------------------------------------------------------------------------------------------------------------</text:p>
      <text:p text:style-name="P1">Historia de Usuario: Actualizar estatus de Factura de Proveedor</text:p>
      <text:p text:style-name="P1">Número: 31</text:p>
      <text:p text:style-name="P1">Prioridad en negocio: Baja</text:p>
      <text:p text:style-name="P1">Descripción:</text:p>
      <text:p text:style-name="P13"><text:span text:style-name="T1">Para poder actualizar una factura ya cancelada, se debe indicar un número de</text:span><text:span text:style-name="T2"> </text:span><text:span text:style-name="T1">deposito o transferencia.</text:span></text:p>
      <text:p text:style-name="P1">Observaciones:</text:p>
      <text:p text:style-name="P13"><text:span text:style-name="T1">Para poder actualizar una factura  de un proveedor ya cancelada, se debe indicar</text:span><text:span text:style-name="T2"> </text:span><text:span text:style-name="T1">un numero de deposito o transferencia.</text:span></text:p>
      <text:p text:style-name="Text_20_body"/>
      <text:p text:style-name="P1">------------------------------------------------------------------------------------------------------------------------</text:p>
      <text:p text:style-name="P1">Historia de Usuario: Crear Usuarios.</text:p>
      <text:p text:style-name="P1">Número: 32</text:p>
      <text:p text:style-name="P1"><text:soft-page-break/>Prioridad en negocio: Alta</text:p>
      <text:p text:style-name="P1">Descripción:</text:p>
      <text:p text:style-name="P10">Como Administrador quiero poder Crear nuevos usuarios a través de un formulario. El mismo requerirá los siguientes datos:</text:p>
      <text:list xml:id="list8431584029542654205" text:style-name="L5">
        <text:list-item>
          <text:p text:style-name="P7">Nombre</text:p>
        </text:list-item>
        <text:list-item>
          <text:p text:style-name="P7">Apellido</text:p>
        </text:list-item>
        <text:list-item>
          <text:p text:style-name="P7">Identificación</text:p>
        </text:list-item>
        <text:list-item>
          <text:p text:style-name="P7">Dirección</text:p>
        </text:list-item>
        <text:list-item>
          <text:p text:style-name="P7">Teléfono</text:p>
        </text:list-item>
        <text:list-item>
          <text:p text:style-name="P7">Correo Electrónico.</text:p>
        </text:list-item>
        <text:list-item>
          <text:p text:style-name="P7">Nombre de usuario.</text:p>
        </text:list-item>
        <text:list-item>
          <text:p text:style-name="P7">Contraseña.</text:p>
        </text:list-item>
        <text:list-item>
          <text:p text:style-name="P7">Pregunta Secreta</text:p>
        </text:list-item>
        <text:list-item>
          <text:p text:style-name="P7">Respuesta</text:p>
        </text:list-item>
      </text:list>
      <text:p text:style-name="P1">Observaciones:</text:p>
      <text:p text:style-name="P10">Todos los datos serán obligatorios para poder generar un nuevo usuario.</text:p>
      <text:p text:style-name="Text_20_body"/>
      <text:p text:style-name="P1">------------------------------------------------------------------------------------------------------------------------</text:p>
      <text:p text:style-name="Text_20_body"/>
      <text:p text:style-name="P1">Historia de Usuario: Crear productos o servicios</text:p>
      <text:p text:style-name="P1">Número: 33</text:p>
      <text:p text:style-name="P1">Prioridad en negocio: Alta</text:p>
      <text:p text:style-name="P1">Descripción:</text:p>
      <text:p text:style-name="P10">Como Administrador  quiero poder crear un producto o servicio a través de un formulario donde pedirá los siguientes datos:</text:p>
      <text:list xml:id="list9212089133438690793" text:style-name="L6">
        <text:list-item>
          <text:p text:style-name="P8">Tipo  </text:p>
          <text:list>
            <text:list-item>
              <text:p text:style-name="P8">Servicio </text:p>
            </text:list-item>
            <text:list-item>
              <text:p text:style-name="P8">Producto</text:p>
            </text:list-item>
          </text:list>
        </text:list-item>
        <text:list-item>
          <text:p text:style-name="P8">Nombre</text:p>
        </text:list-item>
        <text:list-item>
          <text:p text:style-name="P8">Descripción</text:p>
        </text:list-item>
        <text:list-item>
          <text:p text:style-name="P8">Monto del producto o servicio</text:p>
        </text:list-item>
        <text:list-item>
          <text:p text:style-name="P8">Estatus</text:p>
        </text:list-item>
      </text:list>
      <text:p text:style-name="P1">Observaciones:</text:p>
      <text:p text:style-name="P1">Todos los datos serán obligatorios.</text:p>
      <text:p text:style-name="P10">Al momento de crear un producto o servicio, automáticamente tendrá como estatus: Activo.</text:p>
      <text:p text:style-name="Text_20_body"/>
      <text:p text:style-name="P1">------------------------------------------------------------------------------------------------------------------------</text:p>
      <text:p text:style-name="P1">Historia de Usuario: Editar producto o servicio</text:p>
      <text:p text:style-name="P1">Número: 34</text:p>
      <text:p text:style-name="P1">Prioridad en negocio: Baja</text:p>
      <text:p text:style-name="P1">Descripción:</text:p>
      <text:p text:style-name="P12">Como administrador quiero poder Editar productos o servicios.</text:p>
      <text:p text:style-name="P1">Observaciones:</text:p>
      <text:p text:style-name="Text_20_body"><text:soft-page-break/></text:p>
      <text:p text:style-name="P1">------------------------------------------------------------------------------------------------------------------------</text:p>
      <text:p text:style-name="P1">Historia de Usuario: Actividad de un producto o servicio</text:p>
      <text:p text:style-name="P1">Número: 35</text:p>
      <text:p text:style-name="P1">Prioridad en negocio: baja</text:p>
      <text:p text:style-name="P1">Descripción:</text:p>
      <text:p text:style-name="P10">Como administrador quiero poder cambiar un estatus a los productos o servicios, donde estén activos o inactivos</text:p>
      <text:p text:style-name="P1">Observaciones:</text:p>
      <text:p text:style-name="Text_20_body"/>
      <text:p text:style-name="P1">------------------------------------------------------------------------------------------------------------------------</text:p>
      <text:p text:style-name="P1">Historia de Usuario: Editar Estudiante.</text:p>
      <text:p text:style-name="P1">Número: 36</text:p>
      <text:p text:style-name="P1">Prioridad en negocio: Media</text:p>
      <text:p text:style-name="P1">Descripción:</text:p>
      <text:p text:style-name="P10">Como Administrador quiero poder editar la información de un Estudiante para tener sus datos actualizados.</text:p>
      <text:p text:style-name="P1">Observaciones:  </text:p>
      <text:p text:style-name="P12">El único campo que no puede ser modificado será la cédula.</text:p>
      <text:p text:style-name="P1">------------------------------------------------------------------------------------------------------------------------</text:p>
      <text:p text:style-name="P1">Historia de Usuario: Editar Datos generales de la empresa.</text:p>
      <text:p text:style-name="P1">Número: 36</text:p>
      <text:p text:style-name="P1">Prioridad en negocio: Media</text:p>
      <text:p text:style-name="P1">Descripción:</text:p>
      <text:p text:style-name="P10">Como Administrador quiero poder editar la información de la Empresa, así como:</text:p>
      <text:list xml:id="list3151550069200651373" text:style-name="L7">
        <text:list-item>
          <text:p text:style-name="P9">Nombre.</text:p>
        </text:list-item>
        <text:list-item>
          <text:p text:style-name="P9">Rif.</text:p>
        </text:list-item>
        <text:list-item>
          <text:p text:style-name="P9">Dirección.</text:p>
        </text:list-item>
        <text:list-item>
          <text:p text:style-name="P9">Teléfono.</text:p>
        </text:list-item>
        <text:list-item>
          <text:p text:style-name="P9">Correo Electrónico.</text:p>
        </text:list-item>
        <text:list-item>
          <text:p text:style-name="P9">% de Impuesto a pagar.</text:p>
        </text:list-item>
      </text:list>
      <text:p text:style-name="P1">Observaciones:  </text:p>
      <text:p text:style-name="P12">El porcentaje del impuesto a pagar por defecto será 12%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10:05:59.725804584</meta:creation-date>
    <dc:date>2015-06-12T10:07:49.820949973</dc:date>
    <meta:editing-duration>PT1M53S</meta:editing-duration>
    <meta:editing-cycles>1</meta:editing-cycles>
    <meta:document-statistic meta:table-count="0" meta:image-count="0" meta:object-count="0" meta:page-count="10" meta:paragraph-count="324" meta:word-count="1658" meta:character-count="14854" meta:non-whitespace-character-count="13508"/>
    <meta:generator>LibreOffice/4.3.2.2$Linux_X86_64 LibreOffice_project/430m0$Build-2</meta:generator>
  </office:meta>
</office:document-meta>
</file>